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6341770914716898796" text:style-name="L1">
        <text:list-item>
          <text:p text:style-name="P8">3:56.8</text:p>
        </text:list-item>
        <text:list-item>
          <text:p text:style-name="P8">3:53.8</text:p>
        </text:list-item>
        <text:list-item>
          <text:p text:style-name="P8">3:50.8</text:p>
        </text:list-item>
        <text:list-item>
          <text:p text:style-name="P8">3:47.8</text:p>
        </text:list-item>
        <text:list-item>
          <text:p text:style-name="P8">3:45.0</text:p>
        </text:list-item>
        <text:list-item>
          <text:p text:style-name="P8">3:42.2</text:p>
        </text:list-item>
        <text:list-item>
          <text:p text:style-name="P8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here:</text:p>
      <text:list xml:id="list1421925350574113074" text:style-name="L2">
        <text:list-item>
          <text:p text:style-name="P10">2:00 <text:s text:c="2"/>(10:00/mi)</text:p>
        </text:list-item>
        <text:list-item>
          <text:p text:style-name="P10">1:58</text:p>
        </text:list-item>
        <text:list-item>
          <text:p text:style-name="P10">1:56</text:p>
        </text:list-item>
        <text:list-item>
          <text:p text:style-name="P10">1:51</text:p>
        </text:list-item>
        <text:list-item>
          <text:p text:style-name="P10">1:49.4</text:p>
        </text:list-item>
        <text:list-item>
          <text:p text:style-name="P10">1:51.4</text:p>
        </text:list-item>
        <text:list-item>
          <text:p text:style-name="P10">1:47.7</text:p>
        </text:list-item>
        <text:list-item>
          <text:p text:style-name="P10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9/16: <text:span text:style-name="T2">2 miles</text:span></text:p>
      <text:p text:style-name="P4">I ran 2 miles in 20 minutes on hilly roads in Meadville.</text:p>
      <text:p text:style-name="P4"/>
      <text:p text:style-name="P5">27.8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10T21:53:27.52</dc:date>
    <dc:creator>James Lombardi</dc:creator>
    <meta:editing-duration>PT3H43M26S</meta:editing-duration>
    <meta:editing-cycles>26</meta:editing-cycles>
    <meta:document-statistic meta:table-count="0" meta:image-count="0" meta:object-count="0" meta:page-count="3" meta:paragraph-count="107" meta:word-count="1052" meta:character-count="5244"/>
  </office:meta>
</office:document-meta>
</file>